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　　　　　　　＿人人人人人人人人人人＿
　　　　　　　＞　　耐えがたい痛み！！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＿人人人人人人人人人人＿
＞　　耐えがたい痛み！！＜
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　　　　　　　＿人人人人人人人人人人＿
　　　　　　　＞　　　耐えがたい痛み　　　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足元の砂に体が呑み込まれる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